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3" style:family="paragraph" style:parent-style-name="Standard">
      <style:paragraph-properties fo:margin-left="0.5in" fo:margin-right="0in" fo:margin-top="0in" fo:margin-bottom="0in" loext:contextual-spacing="false" fo:text-indent="0.5in" style:auto-text-indent="false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style:font-name="Arial" fo:font-size="10pt" fo:font-weight="normal" style:font-name-asian="Arial1" style:font-size-asian="10pt" style:font-weight-asian="normal" style:font-name-complex="Arial1" style:font-size-complex="10pt"/>
    </style:style>
    <style:style style:name="P7" style:family="paragraph" style:parent-style-name="Standard">
      <style:paragraph-properties fo:margin-left="0.5in" fo:margin-right="0in" fo:margin-top="0in" fo:margin-bottom="0in" loext:contextual-spacing="false" fo:text-indent="0.5in" style:auto-text-indent="false"/>
      <style:text-properties fo:font-size="14pt" style:font-size-asian="14pt" style:font-size-complex="14pt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  <style:text-properties style:font-name="Arial" style:font-name-asian="Arial1" style:font-name-complex="Arial1"/>
    </style:style>
    <style:style style:name="P10" style:family="paragraph" style:parent-style-name="Standard" style:list-style-name="WWNum1">
      <style:paragraph-properties fo:margin-left="1in" fo:margin-right="0in" fo:margin-top="0in" fo:margin-bottom="0in" loext:contextual-spacing="true" fo:line-height="100%" fo:text-indent="-0.25in" style:auto-text-indent="false"/>
    </style:style>
    <style:style style:name="P11" style:family="paragraph" style:parent-style-name="Standard" style:list-style-name="WWNum1">
      <style:paragraph-properties fo:margin-left="1in" fo:margin-right="0in" fo:margin-top="0in" fo:margin-bottom="0in" loext:contextual-spacing="true" fo:line-height="100%" fo:text-indent="-0.25in" style:auto-text-indent="false"/>
      <style:text-properties style:font-name="Arial" style:font-name-asian="Arial1" style:font-name-complex="Arial1"/>
    </style:style>
    <style:style style:name="P12" style:family="paragraph" style:parent-style-name="Title" style:master-page-name="Standard">
      <style:paragraph-properties fo:margin-top="0in" fo:margin-bottom="0in" loext:contextual-spacing="false" style:page-number="1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0pt" fo:font-weight="normal" style:font-name-asian="Arial1" style:font-size-asian="10pt" style:font-weight-asian="normal" style:font-name-complex="Arial1" style:font-size-complex="10pt"/>
    </style:style>
    <style:style style:name="T3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4" style:family="text">
      <style:text-properties style:font-name="Arial" fo:font-weight="bold" style:font-name-asian="Arial1" style:font-weight-asian="bold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gjdgxs"/>CS 162</text:p>
      <text:p text:style-name="P4">Quiz #1</text:p>
      <text:p text:style-name="P1"/>
      <text:p text:style-name="P5">Instructions:</text:p>
      <text:p text:style-name="P7">Answer and explain each question.</text:p>
      <text:p text:style-name="P3"/>
      <text:p text:style-name="P7">Be sure to try answering these on your own first, and only after you have tried these without notes should you go to your notes or the Internet.</text:p>
      <text:p text:style-name="P3"/>
      <text:p text:style-name="P1"/>
      <text:list xml:id="list3327002065517240050" text:style-name="WWNum1">
        <text:list-item>
          <text:p text:style-name="P9">(2 pts)(Design; using javax.swing and java.awt)</text:p>
          <text:list>
            <text:list-item>
              <text:p text:style-name="P11">Create a design that includes a JFrame, a JPanel, a JLabel, and a JButton, have the layout manager on the JPanel be a new FlowLayout object, have each of the objects located in an appropriate location.<text:line-break/></text:p>
            </text:list-item>
            <text:list-item>
              <text:p text:style-name="P11">Name your design file quiz1Design (doc, pdf, or png format)<text:line-break/></text:p>
            </text:list-item>
            <text:list-item>
              <text:p text:style-name="P11">Upload your design into the Google Drive folder your instructor shared with you in the week1 subfolder.<text:line-break/></text:p>
            </text:list-item>
          </text:list>
        </text:list-item>
        <text:list-item>
          <text:p text:style-name="P8"><text:span text:style-name="T2">(</text:span><text:span text:style-name="T1">2</text:span><text:span text:style-name="T2"> pts)(Testing; using Scanner, output, input)</text:span></text:p>
        </text:list-item>
      </text:list>
      <text:p text:style-name="P2"><text:span text:style-name="T1">Assume that I d</text:span><text:span text:style-name="T2">eclare and instantiate an object of type Scanner called rawInput</text:span><text:span text:style-name="T1">.</text:span></text:p>
      <text:p text:style-name="P2"><text:span text:style-name="T1">I then have my program </text:span><text:span text:style-name="T2">ask the user to enter their favorite</text:span><text:span text:style-name="T1"> number.</text:span></text:p>
      <text:p text:style-name="P2"><text:span text:style-name="T1">I then </text:span><text:span text:style-name="T2">receive that </text:span><text:span text:style-name="T1">number </text:span><text:span text:style-name="T2">from the user using the nextInt method of the S</text:span><text:span text:style-name="T1">c</text:span><text:span text:style-name="T2">anner object</text:span><text:span text:style-name="T1">.</text:span><text:span text:style-name="T2"> </text:span></text:p>
      <text:p text:style-name="P2"><text:span text:style-name="T1">I lastly </text:span><text:span text:style-name="T2">print it back out to them using the System.out.println method.<text:line-break/></text:span></text:p>
      <text:list xml:id="list101207497650397" text:continue-numbering="true" text:style-name="WWNum1">
        <text:list-item>
          <text:list>
            <text:list-item>
              <text:p text:style-name="P11">What would be good tests to test for a valid input?<text:line-break/></text:p>
            </text:list-item>
            <text:list-item>
              <text:p text:style-name="P11">What would be good tests to test for invalid input?<text:line-break/></text:p>
            </text:list-item>
            <text:list-item>
              <text:p text:style-name="P11">What are some inputs that might have strange behavior?</text:p>
            </text:list-item>
          </text:list>
        </text:list-item>
      </text:list>
      <text:p text:style-name="P6"><text:line-break/></text:p>
      <text:list xml:id="list101206273407386" text:continue-numbering="true" text:style-name="WWNum1">
        <text:list-item>
          <text:p text:style-name="P8"><text:span text:style-name="T2">(</text:span><text:span text:style-name="T1">3</text:span><text:span text:style-name="T2"> pts)(Implement</text:span><text:span text:style-name="T1">; using</text:span><text:span text:style-name="T2"> </text:span><text:span text:style-name="T1">F</text:span><text:span text:style-name="T2">ile</text:span><text:span text:style-name="T1"> and</text:span><text:span text:style-name="T2"> String)</text:span></text:p>
        </text:list-item>
      </text:list>
      <text:p text:style-name="P2"><text:span text:style-name="T1">We want to have </text:span><text:span text:style-name="T2">an object of type File called </text:span><text:span text:style-name="T3">myFi</text:span><text:span text:style-name="T1">. pointing to a file named </text:span><text:span text:style-name="T4">filNam</text:span><text:span text:style-name="T1">.<text:line-break/></text:span></text:p>
      <text:list xml:id="list101206518462571" text:continue-numbering="true" text:style-name="WWNum1">
        <text:list-item>
          <text:list>
            <text:list-item>
              <text:p text:style-name="P10"><text:span text:style-name="T1">Write the code necessary to </text:span><text:span text:style-name="T2">Instantiate a new File object</text:span><text:span text:style-name="T1"> named </text:span><text:span text:style-name="T4">myFi</text:span><text:span text:style-name="T2"> assuming the filename that the program wants to use is already stored in a String object called </text:span><text:span text:style-name="T3">inFile</text:span><text:span text:style-name="T2">.<text:line-break/><text:line-break/></text:span></text:p>
            </text:list-item>
          </text:list>
        </text:list-item>
        <text:list-item>
          <text:p text:style-name="P8"><text:span text:style-name="T2">(</text:span><text:span text:style-name="T1">3</text:span><text:span text:style-name="T2"> pts)(Implement; using array, String, loop, concatenate, formatting)</text:span></text:p>
        </text:list-item>
      </text:list>
      <text:p text:style-name="P2"><text:span text:style-name="T1">Assume we have</text:span><text:span text:style-name="T2"> an array of Strings called </text:span><text:span text:style-name="T3">myStrs.<text:line-break/></text:span></text:p>
      <text:list xml:id="list101207608834406" text:continue-numbering="true" text:style-name="WWNum1">
        <text:list-item>
          <text:list>
            <text:list-item>
              <text:p text:style-name="P10"><text:span text:style-name="T1">Using a loop, w</text:span><text:span text:style-name="T2">rite the code necessary </text:span><text:span text:style-name="T1">to </text:span><text:span text:style-name="T2">concatenate each String in the array together into a </text:span><text:span text:style-name="T1">new S</text:span><text:span text:style-name="T2">tring you create called </text:span><text:span text:style-name="T3">sentence</text:span><text:span text:style-name="T2">. <text:s/>Be sure that the contents of </text:span><text:span text:style-name="T3">sentence</text:span><text:span text:style-name="T2"> </text:span><text:span text:style-name="T1">will be</text:span><text:span text:style-name="T2"> human</text:span><text:span text:style-name="T1"> readable</text:span><text:span text:style-name="T2">!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language="en" fo:country="US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0pt" fo:language="en" fo:country="US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37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2.87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3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 LibreOffice_project/10m0$Build-2</meta:generator>
    <meta:document-statistic meta:table-count="0" meta:image-count="0" meta:object-count="0" meta:page-count="1" meta:paragraph-count="24" meta:word-count="313" meta:character-count="1769" meta:non-whitespace-character-count="1478"/>
  </office:meta>
</office:document-meta>
</file>